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353cm" loext:contextual-spacing="false" fo:line-height="100%" fo:text-align="justify" style:justify-single-word="false"/>
    </style:style>
    <style:style style:name="P3" style:family="paragraph" style:parent-style-name="Standard" style:master-page-name="Standard">
      <style:paragraph-properties fo:margin-top="0cm" fo:margin-bottom="0cm" loext:contextual-spacing="false" style:page-number="1"/>
    </style:style>
    <style:style style:name="T1" style:family="text">
      <style:text-properties fo:color="#1155cc" style:text-underline-style="solid" style:text-underline-width="auto" style:text-underline-color="font-color"/>
    </style:style>
    <style:style style:name="T2" style:family="text">
      <style:text-properties fo:color="#1a4b54" fo:font-size="10.5pt" fo:background-color="#ffffff" loext:char-shading-value="0" style:font-size-asian="10.5pt"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a xlink:type="simple" xlink:href="https://mlppolska.pl/topic/17346-bez-przyszłości-nz-dark-violence-slice-of-life/" text:style-name="Internet_20_link" text:visited-style-name="Visited_20_Internet_20_Link"><text:span text:style-name="T1">Bez Przyszłości</text:span></text:a></text:p>
      <text:p text:style-name="P1">[Dark] [Violence] [Slice of Life]</text:p>
      <text:p text:style-name="P1">Autor: Ylthin</text:p>
      <text:p text:style-name="P1"/>
      <text:p text:style-name="P2"><text:span text:style-name="T2">Pozwólcie, że przedstawię Wam jedną</text:span> z nowości na fanfikowym rynku. Opowiadanie pojawiło się na MLPPolska pod koniec marca 2018 roku i jest drugim tekstem autorki o tym samym tytule. Miałam okazję czytać pierwsze <text:span text:style-name="T2">„</text:span>Bez Przyszłości” i choć pewne elementy się powtarzają, to są to bez wątpienia dwie zupełnie różne pozycje. Osobiście uważam, że remake jest zdecydowanie lepszy od poprzednika.</text:p>
      <text:p text:style-name="P2">W chwili pisania tej recenzji ukazały się łącznie cztery rozdziały opowiadania. Są dość długie, mieszczą się w przedziale 20-30 stron, także jest już co oceniać. Gdybym miała to krótko scharakteryzować, to opisałabym to jako romans <text:span text:style-name="T2">„</text:span>Wiedźmina”, kucyków i urban fantasy, czyli dość niecodzienna mieszanka, jak na ten fandom. Nie zrozumcie mnie źle – fantasy się pisze, ale zazwyczaj bardziej stylizowane na pseudośredniowiecze czy świat MLP, gdzie mamy pseudośredniowiecze z Wonderbolts i pociągami. Akcja <text:span text:style-name="T2">„</text:span>Bez Przyszłości” dzieje się w krainie, która przywodzi na myśl Polskę z technologią lat dziewięćdziesiątych, czy nawet osiemdziesiątych. Zresztą, pojawiają się również ponyfikacje innych państw.</text:p>
      <text:p text:style-name="P2">Ciężko mi opisać fabułę, ponieważ jeszcze nie nakreślono, dokąd to zmierza. Dostaliśmy głównych bohaterów i jakieś zajawki przyszłych wątków. To aż dziwne, zważywszy na fakt, iż minęło jakieś sto stron. Powiedziałabym, że tempo bywa aż zbyt powolne. Ylthin skupia się głównie na aspekcie slice of life, emocji, uczuć i relacji, co mi osobiście nie odpowiada. Akcja lubi snuć się niemalże bez celu. Od drzwi do drzwi. Od tramwaju do autobusu. Więcej dostaniemy opisów pociągów i innych tramwajów, niż potworów. Opisy drogi z dworca do domu sołtysa są bardziej rozbudowane od pojedynków.</text:p>
      <text:p text:style-name="P2">Właśnie, opisy. To jest zdecydowanie mocna strona <text:span text:style-name="T2">„</text:span>Bez Przyszłości”, bo Ylthin pisze w sposób piękny. Jej teksty są płynne, klimatyczne i jakieś takie naturalne. Zwłaszcza pochwalam przedstawienie wsi i okolic wiejskich w rozdziale zerowym. Wszystko byłoby cudownie, gdyby nie to, że skupia się niekoniecznie na rzeczach ciekawych. Naprawdę, zabrakło mi lepszego przyjrzenia się potworom i samym walkom. Autorka chciała, by były szybkie i dynamiczne, ale przesadziła. To jest szast-prast i po sprawie.</text:p>
      <text:p text:style-name="P2">Mam pewien problem z bohaterami. Uważam, że są wykreowani bardzo porządnie, ale niekoniecznie ich lubię. Sądzę jednak, że każdy znajdzie tu postać, do której poczuje trochę sympatii. Osobiście preferuję Jackdawa i Rune’a, za to Char oraz Raven mnie irytowali. Jeśli miałabym się tu do czegoś przyczepić, to do tego, iż pewna postać jest opisywana jako idiota, ale to w ogóle nie wynika z tekstu. Raczej to inni bohaterowie mają kije w zadach. Rozumiem jednak, że może się to w przyszłości zmienić. Ale fakt, że ktoś ma raczej wywalone, czyta komiksy i lubi opowiadać suchary nie sprawia, że jest kretynem.</text:p>
      <text:p text:style-name="P2">Są też historie w tle, dotyczące głównej czwórki. Czasami nawet aż za bardzo w tle, chociażby to, co się wydarzyło pomiędzy rozdziałem zerowym a rozdziałem pierwszym. Bo stało się coś istotnego i nadal nie wiemy, czemu. Póki co nie widać też powodu, dla którego zostało to ukryte przed czytelnikiem. Są opowiadania, które wręcz opierają się na tej sztuczce, ale nie wiem, czy akurat to jest jednym z nich. Jasne, podawanie wszystkiego na tacy to jeszcze gorszy pomysł, ale czy ukrywanie czegoś, o czym wszyscy wiedzą ma sens?</text:p>
      <text:p text:style-name="P2">Postaci poboczne są spoko. Może jakoś nie zapadają w pamięć, ale dobrze się je czytało. Może dlatego, że mówią inaczej, a dialogi są takie naturalne. Po prostu spełniają swoją rolę jako coś, co ma pojawić się na chwilę w tle i niekoniecznie pojawić ponownie za X rozdziałów. Generalnie dopełniają wrażenia, że całość została bardzo dokładnie zaplanowana, krok po kroku.</text:p>
      <text:p text:style-name="P2">Świat przedstawiony jest naprawdę ciekawy i moim zdaniem stanowi najlepszy element <text:soft-page-break/>opowiadania, zaraz obok stylu autorki. To nie jest zrzynka z <text:span text:style-name="T2">„</text:span>Wiedźmina”, to inspiracja. Wszystko jest tutaj wyjaśnione i działa. Bohaterowie bywają tak ograniczeni przez BHP i prawo, że odczuwałam z tego powodu irytację, a to dobry znak. To są te szczegóły, które budują klimat i sprawiają, że całość żyje oraz dostaje sporą dozę realizmu.</text:p>
      <text:p text:style-name="P2">Nurtuje mnie parę spraw dotyczących uniwersum i nie wiem, czy nie są to drobne potknięcia w światotworzeniu, chociaż podejrzewam raczej celowe minidziury fabularne. Generalnie trio łowców nie narzeka na nadmiar pieniędzy, a wręcz martwią się, czy będą mieli na opłacenie czynszu. Zawód ekstremalnie niebezpieczny, śmiertelność wyższa niż w najemnym wojsku, a płacą gorzej niż rezydentowi w polskim szpitalu? To już chyba sprzątanie klatek schodowych i kasa w „Stonce” stanowią lepsze perspektywy. Ale, ale… To jest chyba jedyny w miarę poważny zarzut, który nie jest kwestią gustu, jaki mogę postawić <text:span text:style-name="T2">„</text:span>Bez Przyszłości”.</text:p>
      <text:p text:style-name="P2">Ciekawi mnie, jaka jest w tym wszystkim rola Luny, Celestii czy Powierniczek Elementów. Otrzymujemy o nich ledwie parę wzmianek, z pozoru nic nieznaczących. One są, a może były, gdzieś tam, w dalekiej Equestrii. Lubię takie elementy światotworzenia ukryte w tle, a także, kiedy autorzy piszą o swoich autorskich krainach.</text:p>
      <text:p text:style-name="P2"><text:span text:style-name="T2">„</text:span>Bez Przyszłości” to bez wątpienia fanfik ciekawy. Coś, co wypada poznać. Nawet jeśli ta recenzja brzmi, jakbym opisywała porządnego średniaka, to tak wcale nie jest. To dzieło dobre, mające wręcz zadatki na opowiadanie wybitne. Nie powiem, by każdemu przypadło do gustu, jednak sądzę, że jeśli ktoś nie brzydzi się przemocy, to powinien dać mu szansę. Bo nawet, jeśli nie polubi bohaterów, uzna, że tempo akcji jest za wolne, a opisów pojawia się za dużo, to wciąż powinien zwrócić uwagę na styl i światotworzenie. A także na samą konstrukcję charakterów postaci. Jeśli to opowiadanie zostanie ukończone, to prawdopodobnie stanie na piedestale obok innych klasyków fandomu. Zdecydowanie dobre, zdecydowanie warto.</text:p>
      <text:p text:style-name="P2"/>
      <text:p text:style-name="P2">Obrazki:</text:p>
      <text:p text:style-name="P2"><text:a xlink:type="simple" xlink:href="https://www.deviantart.com/ylthin96/art/An-Anxious-Mare-Staring-At-The-Viewer-538139266" text:style-name="Internet_20_link" text:visited-style-name="Visited_20_Internet_20_Link"><text:span text:style-name="T1">https://www.deviantart.com/ylthin96/art/An-Anxious-Mare-Staring-At-The-Viewer-538139266</text:span></text:a></text:p>
      <text:p text:style-name="P2"><text:a xlink:type="simple" xlink:href="https://i.imgur.com/I4zvFlr.jpg" text:style-name="Internet_20_link" text:visited-style-name="Visited_20_Internet_20_Link"><text:span text:style-name="T1">https://i.imgur.com/I4zvFlr.jpg</text:span></text:a></text:p>
      <text:p text:style-name="P2"><text:a xlink:type="simple" xlink:href="https://i.imgur.com/vMUGcrX.png" text:style-name="Internet_20_link" text:visited-style-name="Visited_20_Internet_20_Link"><text:span text:style-name="T1">https://i.imgur.com/vMUGcrX.png</text:span></text:a></text:p>
      <text:p text:style-name="P2"><text:a xlink:type="simple" xlink:href="https://puu.sh/yTCHc/5df82c957e.png" text:style-name="Internet_20_link" text:visited-style-name="Visited_20_Internet_20_Link"><text:span text:style-name="T1">https://puu.sh/yTCHc/5df82c957e.png</text:span></text:a></text:p>
      <text:p text:style-name="P2"><text:a xlink:type="simple" xlink:href="https://i.imgur.com/YknhARD.jpg" text:style-name="Internet_20_link" text:visited-style-name="Visited_20_Internet_20_Link"><text:span text:style-name="T1">https://i.imgur.com/YknhARD.jpg</text:span></text:a></text:p>
      <text:p text:style-name="P2"><text:a xlink:type="simple" xlink:href="https://i.imgur.com/D48fnIa.jpg" text:style-name="Internet_20_link" text:visited-style-name="Visited_20_Internet_20_Link"><text:span text:style-name="T1">https://i.imgur.com/D48fnIa.jpg</text:span></text:a></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cm" fo:margin-bottom="0cm" loext:contextual-spacing="true" fo:line-height="115%"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9-29T15:49:37.892000000</dc:date>
    <meta:editing-duration>P3DT52M30S</meta:editing-duration>
    <meta:editing-cycles>1</meta:editing-cycles>
    <meta:document-statistic meta:table-count="0" meta:image-count="0" meta:object-count="0" meta:page-count="2" meta:paragraph-count="21" meta:word-count="893" meta:character-count="6065" meta:non-whitespace-character-count="5192"/>
  </office:meta>
</office:document-meta>
</file>